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fe8" officeooo:paragraph-rsid="000b4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cre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22:47:29.910083170</meta:creation-date>
    <dc:date>2023-01-03T23:00:02.871693301</dc:date>
    <meta:editing-duration>PT1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